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Verdana1"/>
    </style:style>
    <style:style style:name="T2" style:family="text">
      <style:text-properties style:font-name="Verdana1" fo:font-weight="bold"/>
    </style:style>
    <style:style style:name="T3" style:family="text">
      <style:text-properties style:font-name="Verdana1" style:text-underline-style="solid" style:text-underline-width="auto" style:text-underline-color="font-color"/>
    </style:style>
    <style:style style:name="T4" style:family="text">
      <style:text-properties style:font-name="Verdana1" style:text-underline-style="solid" style:text-underline-width="auto" style:text-underline-color="font-color" fo:font-weight="bold"/>
    </style:style>
    <style:style style:name="T5" style:family="text">
      <style:text-properties style:font-name="Verdana1" fo:font-size="24pt" fo:font-weight="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style>
    <style:style style:name="T8" style:family="text">
      <style:text-properties fo:color="#00008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Brown Rice Pilaf<text:line-break/></text:span><text:span text:style-name="T1"><text:line-break/>6 T. butter<text:line-break/>½ cup chopped onion<text:line-break/>½ cup chopped red or green pepper<text:line-break/>2 cups long grain brown rice<text:line-break/>1 ½ t. salt<text:line-break/>4 ½ cups water<text:line-break/><text:line-break/>In a 6 to 8qt. cooking pot melt butter over medium heat. Add onion, pepper, rice and salt. Stir and cook until vegetables are soft and rice is slightly brown, about 3 to 5 minutes. Add water and bring to boil turning heat up to medium high. Boil and stir for 5 minutes turning down heat to medium low near the end of the 5 minutes. Cover with tight fitting lid and turn down to low. Let this cook for 45 to 55 minutes. After the lid has been put on, do not stir again. To check to see if rice is done take the lid off and using a spoon push some rice out of the way so you can see the bottom of the pan. If the water is gone, the rice is done. If it is not, cover and continue cookin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51:53.29</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 meta:word-count="175" meta:character-count="826"/>
  </office:meta>
</office:document-meta>
</file>